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3a49d73" officeooo:paragraph-rsid="03a49d7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3b24e65" officeooo:paragraph-rsid="03b24e6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3c49696" officeooo:paragraph-rsid="03c4969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334e9bd" officeooo:paragraph-rsid="0334e9b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3dbd136" officeooo:paragraph-rsid="03dbd13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3f1d748" officeooo:paragraph-rsid="03f1d74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3583547" officeooo:paragraph-rsid="0354fcc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365fa1f" officeooo:paragraph-rsid="0354fcc7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rsid="0334e9bd" officeooo:paragraph-rsid="0334e9bd"/>
    </style:style>
    <style:style style:name="P10" style:family="paragraph" style:parent-style-name="Standard">
      <style:text-properties officeooo:rsid="0354fcc7" officeooo:paragraph-rsid="0354fcc7"/>
    </style:style>
    <style:style style:name="P11" style:family="paragraph" style:parent-style-name="Standard">
      <style:text-properties officeooo:rsid="037475c9" officeooo:paragraph-rsid="03961073"/>
    </style:style>
    <style:style style:name="P12" style:family="paragraph" style:parent-style-name="Standard">
      <style:text-properties fo:font-size="14pt" fo:font-weight="normal" officeooo:rsid="03e55028" officeooo:paragraph-rsid="03dbd136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3ef5808" officeooo:paragraph-rsid="03dbd136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officeooo:rsid="03ef5808" officeooo:paragraph-rsid="03dbd136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3ff1ad2" officeooo:paragraph-rsid="03ff1ad2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4080a36" officeooo:paragraph-rsid="04080a36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3073693" officeooo:paragraph-rsid="0354fcc7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officeooo:paragraph-rsid="03f1d748"/>
    </style:style>
    <style:style style:name="P19" style:family="paragraph" style:parent-style-name="Standard" style:list-style-name="L1">
      <style:text-properties officeooo:paragraph-rsid="03fb4185"/>
    </style:style>
    <style:style style:name="P20" style:family="paragraph" style:parent-style-name="Standard" style:list-style-name="L1">
      <style:text-properties officeooo:rsid="040aa80b" officeooo:paragraph-rsid="040aa80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3f1d74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3f3c0f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3fd366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3ff1ad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4110d8b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41cbc33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3583547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35bba0c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35e7f89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365fa1f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369b38c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37475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3884f62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solid" style:text-underline-type="double" style:text-underline-width="auto" style:text-underline-color="font-color" fo:font-weight="normal" officeooo:rsid="0365fa1f" style:font-size-asian="14pt" style:font-weight-asian="normal" style:font-size-complex="14pt" style:font-weight-complex="normal"/>
    </style:style>
    <style:style style:name="T18" style:family="text">
      <style:text-properties officeooo:rsid="03b4f6e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3d28d88" style:font-weight-asian="normal" style:font-weight-complex="normal"/>
    </style:style>
    <style:style style:name="T21" style:family="text">
      <style:text-properties fo:font-weight="normal" officeooo:rsid="03e55028" style:font-weight-asian="normal" style:font-weight-complex="normal"/>
    </style:style>
    <style:style style:name="T22" style:family="text">
      <style:text-properties fo:font-weight="normal" officeooo:rsid="03eb83e1" style:font-weight-asian="normal" style:font-weight-complex="normal"/>
    </style:style>
    <style:style style:name="T23" style:family="text">
      <style:text-properties fo:font-weight="normal" officeooo:rsid="03ef5808" style:font-weight-asian="normal" style:font-weight-complex="normal"/>
    </style:style>
    <style:style style:name="T24" style:family="text">
      <style:text-properties officeooo:rsid="03e10f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">Payment Gateway</text:span><text:span text:style-name="T1"> </text:span></text:p>
      <text:p text:style-name="P4"/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9T14:59:03.405060196</dc:date>
    <meta:editing-duration>PT17H29M10S</meta:editing-duration>
    <meta:editing-cycles>173</meta:editing-cycles>
    <meta:generator>LibreOffice/5.4.2.2.0$Linux_X86_64 LibreOffice_project/40$Build-2</meta:generator>
    <meta:document-statistic meta:table-count="0" meta:image-count="0" meta:object-count="0" meta:page-count="1" meta:paragraph-count="1" meta:word-count="2" meta:character-count="16" meta:non-whitespace-character-count="14"/>
  </office:meta>
</office:document-meta>
</file>